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5c6312" officeooo:paragraph-rsid="005c6312"/>
    </style:style>
    <style:style style:name="P3" style:family="paragraph" style:parent-style-name="Standard">
      <style:text-properties officeooo:rsid="00766caf" officeooo:paragraph-rsid="00766caf"/>
    </style:style>
    <style:style style:name="P4" style:family="paragraph" style:parent-style-name="Standard" style:list-style-name="L1">
      <style:text-properties officeooo:rsid="0058a1df" officeooo:paragraph-rsid="0058a1df"/>
    </style:style>
    <style:style style:name="P5" style:family="paragraph" style:parent-style-name="Standard" style:list-style-name="L1">
      <style:text-properties officeooo:rsid="00596086" officeooo:paragraph-rsid="00596086"/>
    </style:style>
    <style:style style:name="P6" style:family="paragraph" style:parent-style-name="Standard" style:list-style-name="L1">
      <style:text-properties officeooo:rsid="00766caf" officeooo:paragraph-rsid="00766caf"/>
    </style:style>
    <style:style style:name="P7" style:family="paragraph" style:parent-style-name="Standard" style:list-style-name="L1">
      <style:text-properties officeooo:rsid="00592c25" officeooo:paragraph-rsid="00592c25"/>
    </style:style>
    <style:style style:name="P8" style:family="paragraph" style:parent-style-name="Standard" style:list-style-name="L2">
      <style:text-properties officeooo:rsid="00592c25" officeooo:paragraph-rsid="00592c25"/>
    </style:style>
    <style:style style:name="P9" style:family="paragraph" style:parent-style-name="Standard" style:list-style-name="L2">
      <style:text-properties officeooo:rsid="00592c25" officeooo:paragraph-rsid="005ea70d"/>
    </style:style>
    <style:style style:name="P10" style:family="paragraph" style:parent-style-name="Standard" style:list-style-name="L2">
      <style:text-properties officeooo:rsid="005aa048" officeooo:paragraph-rsid="005aa048"/>
    </style:style>
    <style:style style:name="P11" style:family="paragraph" style:parent-style-name="Standard" style:list-style-name="L2">
      <style:text-properties officeooo:rsid="005c6312" officeooo:paragraph-rsid="005c6312"/>
    </style:style>
    <style:style style:name="P12" style:family="paragraph" style:parent-style-name="Standard" style:list-style-name="L2">
      <style:text-properties officeooo:rsid="005e3e8c" officeooo:paragraph-rsid="005e3e8c"/>
    </style:style>
    <style:style style:name="P13" style:family="paragraph" style:parent-style-name="Standard" style:list-style-name="L3">
      <style:text-properties officeooo:rsid="005e3e8c" officeooo:paragraph-rsid="005e3e8c"/>
    </style:style>
    <style:style style:name="P14" style:family="paragraph" style:parent-style-name="Standard" style:list-style-name="L2">
      <style:text-properties officeooo:rsid="005ea70d" officeooo:paragraph-rsid="005ea70d"/>
    </style:style>
    <style:style style:name="P15" style:family="paragraph" style:parent-style-name="Standard" style:list-style-name="L2">
      <style:text-properties officeooo:rsid="005eafe1" officeooo:paragraph-rsid="005eafe1"/>
    </style:style>
    <style:style style:name="P16" style:family="paragraph" style:parent-style-name="Standard" style:list-style-name="L3">
      <style:text-properties officeooo:rsid="005eafe1" officeooo:paragraph-rsid="005eafe1"/>
    </style:style>
    <style:style style:name="P17" style:family="paragraph" style:parent-style-name="Standard" style:list-style-name="L2">
      <style:text-properties officeooo:rsid="005f0393" officeooo:paragraph-rsid="005f0393"/>
    </style:style>
    <style:style style:name="P18" style:family="paragraph" style:parent-style-name="Standard" style:list-style-name="L2">
      <style:text-properties officeooo:rsid="005f3637" officeooo:paragraph-rsid="005f3637"/>
    </style:style>
    <style:style style:name="P19" style:family="paragraph" style:parent-style-name="Standard" style:list-style-name="L2">
      <style:text-properties officeooo:rsid="006008d4" officeooo:paragraph-rsid="006008d4"/>
    </style:style>
    <style:style style:name="P20" style:family="paragraph" style:parent-style-name="Standard" style:list-style-name="L2">
      <style:text-properties officeooo:rsid="0076beb6" officeooo:paragraph-rsid="0076beb6"/>
    </style:style>
    <style:style style:name="P21" style:family="paragraph" style:parent-style-name="Standard" style:list-style-name="L2">
      <style:text-properties officeooo:rsid="0061a9e2" officeooo:paragraph-rsid="0061a9e2"/>
    </style:style>
    <style:style style:name="P22" style:family="paragraph" style:parent-style-name="Standard" style:list-style-name="L2">
      <style:text-properties officeooo:rsid="0061a9e2" officeooo:paragraph-rsid="006289f0"/>
    </style:style>
    <style:style style:name="P23" style:family="paragraph" style:parent-style-name="Standard" style:list-style-name="L3">
      <style:text-properties officeooo:rsid="0061a9e2" officeooo:paragraph-rsid="0061a9e2"/>
    </style:style>
    <style:style style:name="P24" style:family="paragraph" style:parent-style-name="Standard" style:list-style-name="L2">
      <style:text-properties officeooo:rsid="0064b923" officeooo:paragraph-rsid="00874996"/>
    </style:style>
    <style:style style:name="P25" style:family="paragraph" style:parent-style-name="Standard" style:list-style-name="L2">
      <style:text-properties officeooo:rsid="0073c918" officeooo:paragraph-rsid="0073c918"/>
    </style:style>
    <style:style style:name="P26" style:family="paragraph" style:parent-style-name="Standard" style:list-style-name="L2">
      <style:text-properties officeooo:rsid="007f29b7" officeooo:paragraph-rsid="007f29b7"/>
    </style:style>
    <style:style style:name="P27" style:family="paragraph" style:parent-style-name="Standard" style:list-style-name="L2">
      <style:text-properties officeooo:rsid="008edab2" officeooo:paragraph-rsid="008edab2"/>
    </style:style>
    <style:style style:name="P28" style:family="paragraph" style:parent-style-name="Standard" style:list-style-name="L2">
      <style:text-properties officeooo:rsid="006a1342" officeooo:paragraph-rsid="006a1342"/>
    </style:style>
    <style:style style:name="P29" style:family="paragraph" style:parent-style-name="Standard" style:list-style-name="L3">
      <style:text-properties officeooo:rsid="007122a7" officeooo:paragraph-rsid="007122a7"/>
    </style:style>
    <style:style style:name="P30" style:family="paragraph" style:parent-style-name="Standard" style:list-style-name="L3">
      <style:text-properties officeooo:rsid="007c1943" officeooo:paragraph-rsid="007c1943"/>
    </style:style>
    <style:style style:name="P31" style:family="paragraph" style:parent-style-name="Standard" style:list-style-name="L3">
      <style:text-properties officeooo:rsid="008b041a" officeooo:paragraph-rsid="008b041a"/>
    </style:style>
    <style:style style:name="T1" style:family="text">
      <style:text-properties officeooo:rsid="00592c25"/>
    </style:style>
    <style:style style:name="T2" style:family="text">
      <style:text-properties officeooo:rsid="00596086"/>
    </style:style>
    <style:style style:name="T3" style:family="text">
      <style:text-properties officeooo:rsid="005aa048"/>
    </style:style>
    <style:style style:name="T4" style:family="text">
      <style:text-properties officeooo:rsid="005c6312"/>
    </style:style>
    <style:style style:name="T5" style:family="text">
      <style:text-properties officeooo:rsid="005eafe1"/>
    </style:style>
    <style:style style:name="T6" style:family="text">
      <style:text-properties officeooo:rsid="005f0393"/>
    </style:style>
    <style:style style:name="T7" style:family="text">
      <style:text-properties officeooo:rsid="006289f0"/>
    </style:style>
    <style:style style:name="T8" style:family="text">
      <style:text-properties officeooo:rsid="00650cf5"/>
    </style:style>
    <style:style style:name="T9" style:family="text">
      <style:text-properties officeooo:rsid="00690e3b"/>
    </style:style>
    <style:style style:name="T10" style:family="text">
      <style:text-properties officeooo:rsid="006d4cf4"/>
    </style:style>
    <style:style style:name="T11" style:family="text">
      <style:text-properties officeooo:rsid="006f05bb"/>
    </style:style>
    <style:style style:name="T12" style:family="text">
      <style:text-properties officeooo:rsid="0074899f"/>
    </style:style>
    <style:style style:name="T13" style:family="text">
      <style:text-properties officeooo:rsid="00785700"/>
    </style:style>
    <style:style style:name="T14" style:family="text">
      <style:text-properties officeooo:rsid="007a6dbe"/>
    </style:style>
    <style:style style:name="T15" style:family="text">
      <style:text-properties officeooo:rsid="007db065"/>
    </style:style>
    <style:style style:name="T16" style:family="text">
      <style:text-properties officeooo:rsid="00850a0e"/>
    </style:style>
    <style:style style:name="T17" style:family="text">
      <style:text-properties officeooo:rsid="00874996"/>
    </style:style>
    <style:style style:name="T18" style:family="text">
      <style:text-properties officeooo:rsid="0088606c"/>
    </style:style>
    <style:style style:name="T19" style:family="text">
      <style:text-properties officeooo:rsid="008b041a"/>
    </style:style>
    <style:style style:name="T20" style:family="text">
      <style:text-properties officeooo:rsid="008e72d4"/>
    </style:style>
    <style:style style:name="T21" style:family="text">
      <style:text-properties officeooo:rsid="006a1342"/>
    </style:style>
    <style:style style:name="T22" style:family="text">
      <style:text-properties officeooo:rsid="008f0d1e"/>
    </style:style>
    <style:style style:name="T23" style:family="text">
      <style:text-properties officeooo:rsid="0090b513"/>
    </style:style>
    <style:style style:name="T24" style:family="text">
      <style:text-properties officeooo:rsid="009232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заурус</text:p>
      <text:list xml:id="list2501807423" text:style-name="L1">
        <text:list-item>
          <text:p text:style-name="P4">GDIL — graphical device interaction language, графический язык для <text:span text:style-name="T9">описания </text:span>взаимодействия устройств <text:span text:style-name="T9">интернета вещей</text:span></text:p>
        </text:list-item>
        <text:list-item>
          <text:p text:style-name="P4">Программа GDIL (Программа) — программа на языке GDIL, описывающая один сценарий взаимодействия</text:p>
        </text:list-item>
        <text:list-item>
          <text:p text:style-name="P4">Блок — элемент Программы, блоки объединяются логическими связями</text:p>
        </text:list-item>
        <text:list-item>
          <text:p text:style-name="P4">Триггер — событие, запускающее Программу</text:p>
        </text:list-item>
        <text:list-item>
          <text:p text:style-name="P4"><text:span text:style-name="T1">Блок извлечения данных из хранилища (Источник-датчик)</text:span> — Блок, описывающий процесс извлечения данных из хранилища <text:span text:style-name="T2">для дальнейшей обработки</text:span>.</text:p>
        </text:list-item>
        <text:list-item>
          <text:p text:style-name="P5">Блок запроса состояния устройства <text:span text:style-name="T3">(Источник-состояние)</text:span> — Блок, описывающий процесс запроса состояния устройства для дальнейшей обработки.</text:p>
        </text:list-item>
        <text:list-item>
          <text:p text:style-name="P6">Блок, генерирующий статическое значение (Статический источник) — Блок, всегда выдающий одно заданное разработчиком значение.</text:p>
        </text:list-item>
        <text:list-item>
          <text:p text:style-name="P4">Обработчик — Блок, описывающих операцию над данными (сравнение, <text:span text:style-name="T1">нормировка, усреднение и т. д.)</text:span></text:p>
        </text:list-item>
        <text:list-item>
          <text:p text:style-name="P7">Командный блок — Блок, описывающий команду, которая должна быть выполнена на устройстве.</text:p>
        </text:list-item>
      </text:list>
      <text:p text:style-name="P1"/>
      <text:p text:style-name="P3">Описание</text:p>
      <text:list xml:id="list421176483" text:style-name="L2">
        <text:list-item>
          <text:p text:style-name="P8">Общая схема выполнения Программы</text:p>
          <text:list>
            <text:list-item>
              <text:p text:style-name="P8">Выполнение каждой программы описывается набором Триггеров.</text:p>
            </text:list-item>
            <text:list-item>
              <text:p text:style-name="P10">Выполнение начинается, как только срабатывает один из <text:span text:style-name="T10">Т</text:span>риггеров.</text:p>
            </text:list-item>
            <text:list-item>
              <text:p text:style-name="P10">Выполнение начинается с <text:span text:style-name="T4">Источников. Запрашиваются данные из хранилищ и состояния устройств. Если данные из какого-то источника не доступны в нужном объеме (например, еще не накопились), программа прерывается.</text:span></text:p>
            </text:list-item>
            <text:list-item>
              <text:p text:style-name="P11">Данные передаются по цепочке Обработчикам.</text:p>
            </text:list-item>
            <text:list-item>
              <text:p text:style-name="P11">Как только в цепочке Обработчиков достигается Командный блок, выполняется команда на устройстве.</text:p>
            </text:list-item>
            <text:list-item>
              <text:p text:style-name="P12">В Программе может быть несколько Командных блоков, и в процессе одного выполнения программы могут так же быть выполнены несколько из них.</text:p>
            </text:list-item>
            <text:list-item>
              <text:p text:style-name="P11">Если у Обработчика несколько входных данных, обработка произойдет, как только будут получены все необходимые данные из хранилищ.</text:p>
            </text:list-item>
          </text:list>
        </text:list-item>
        <text:list-item>
          <text:p text:style-name="P14">Триггеры.</text:p>
          <text:list>
            <text:list-item>
              <text:p text:style-name="P9">Триггерами могут быть следующие события: появление в хранилище нового измерения с датчика, изменение состояния устройства, <text:span text:style-name="T5">таймер</text:span>.</text:p>
            </text:list-item>
            <text:list-item>
              <text:p text:style-name="P14">Для триггера, срабатывающего при появлении нового значения с датчика, указывается идентификатор устройства и название датчика</text:p>
            </text:list-item>
            <text:list-item>
              <text:p text:style-name="P14">Для триггера, срабатывающего при изменении состояния устройства, указывается идентификатор устройства и опционально параметр, который должен измениться.</text:p>
            </text:list-item>
            <text:list-item>
              <text:p text:style-name="P15">Для триггера-таймера указывается интервал срабатывания в миллисекундах.</text:p>
            </text:list-item>
          </text:list>
        </text:list-item>
        <text:list-item>
          <text:p text:style-name="P17">Типы данных, передающихся между блоками.</text:p>
          <text:list>
            <text:list-item>
              <text:p text:style-name="P18">Данные, передающиеся между блоками, могут быть следующих типов: единичное числовое значение, массив числовых значений, логическое значение.</text:p>
            </text:list-item>
            <text:list-item>
              <text:p text:style-name="P18">У числовых значений всегда указана размерность, но у массива считается неизвестным заранее количество элементов. Например, алгоритм поиска экстремумов может выдавать на выходе массивы разной длины для разных входных данных в зависимости от количества найденных экстремумов.</text:p>
            </text:list-item>
            <text:list-item>
              <text:p text:style-name="P19">Для изменения размерности (уменьшения путем отбрасывания лишних "координат") предназначаются специальные Обработчики.</text:p>
            </text:list-item>
          </text:list>
        </text:list-item>
        <text:list-item>
          <text:p text:style-name="P14">Источники данных.</text:p>
          <text:list>
            <text:list-item>
              <text:p text:style-name="P15">Для источник<text:span text:style-name="T6">а</text:span>-датчик<text:span text:style-name="T6">а</text:span> указывается идентификатор устройства и название датчика. Если датчик выдает не пакетные данные, указывается количество <text:soft-page-break/>значений, которые нужно извлечь, <text:span text:style-name="T6">иначе всегда извлекается один последний пакет. При извлечении массива значений первым элементом массива будет последнее добавленное в базу значение.</text:span></text:p>
            </text:list-item>
            <text:list-item>
              <text:p text:style-name="P17">Для источника-состояния указывается идентификатор устройства и параметр, который нужно извлечь. Так же указывается, как его интерпретировать — число, текст или логическое значение. Если преобразование в нужный тип не удается, выполнение программы прерывается.</text:p>
            </text:list-item>
            <text:list-item>
              <text:p text:style-name="P20">Для статического источника указывается выдаваемый тип и значение.</text:p>
            </text:list-item>
          </text:list>
        </text:list-item>
        <text:list-item>
          <text:p text:style-name="P17">Блоки-обработчики</text:p>
          <text:list>
            <text:list-item>
              <text:p text:style-name="P17">Обработчик предназначен для совершения операций над данными, полученными из источников или от других обработчиков.</text:p>
            </text:list-item>
            <text:list-item>
              <text:p text:style-name="P17">У обработчика может быть несколько входов для данных, обработка начинается только тогда. когда будут доступны все данные.</text:p>
            </text:list-item>
            <text:list-item>
              <text:p text:style-name="P19">У обработчика может быть несколько выходов, активируемых в различных ситуациях.</text:p>
            </text:list-item>
            <text:list-item>
              <text:p text:style-name="P21">Виды Обработчиков, предоставляемые в базовом наборе для пользователя.</text:p>
              <text:list>
                <text:list-item>
                  <text:p text:style-name="P21">Усреднение. Принимает на входе массив значений и выдает на выходе <text:span text:style-name="T7">одно значение — </text:span>среднее ар<text:span text:style-name="T13">и</text:span>фметическое.</text:p>
                </text:list-item>
                <text:list-item>
                  <text:p text:style-name="P21">Извлечение значения из массива. Принимает на вход массив значений, выдает на выходе один элемент массива с заданным индексом.</text:p>
                </text:list-item>
                <text:list-item>
                  <text:p text:style-name="P21"><text:span text:style-name="T14">Выбор координаты</text:span>. Принимает на вход массив или одиночное <text:span text:style-name="T14">многомерное</text:span> значение, выдает на выходе массив той же длины или одно значение, но <text:span text:style-name="T14">содержащее значения только одной заданной координаты</text:span>. Разработчик Программы указывает, как<text:span text:style-name="T14">ую</text:span> "координат<text:span text:style-name="T14">у</text:span>" оставить.</text:p>
                </text:list-item>
                <text:list-item>
                  <text:p text:style-name="P22">Блок <text:span text:style-name="T7">нормировки. </text:span>Принимает на вход массив значени<text:span text:style-name="T11">й или одно значение</text:span>, <text:span text:style-name="T7">выдает</text:span> на выходе массив той же длины или одно значение, <text:span text:style-name="T7">нормированное в заданном диапазоне. Тип входа и выхода задается настройкой. Задается в виде пар min и max значений диапазон для исходных данных и для данных на выходе. Нормировка производится следующим образом: y=x/(maxX-minX)*(maxY-minY), где x — входное значение, y — выходное. При этом y, minX, maxX, minY, maxY — значения той же размерности, что и x. Отдельно указывается, что делать если входные значения не укладываются в диапазон от minX до maxX: игнорировать или уменьшить/увеличить до крайнего значения <text:s/>в диапазоне).</text:span></text:p>
                </text:list-item>
                <text:list-item>
                  <text:p text:style-name="P24">Блок сравнения.<text:line-break/><text:span text:style-name="T23">Входы: принимается</text:span> д<text:span text:style-name="T15">ва </text:span>числов<text:span text:style-name="T15">ых</text:span> значени<text:span text:style-name="T15">я</text:span>, <text:span text:style-name="T23">либо второе задается в настройках статически</text:span><text:line-break/><text:span text:style-name="T23">Выходы:</text:span> <text:span text:style-name="T24">Работает в двух режимах. В первом </text:span>выдает одно логическое значение, <text:span text:style-name="T24">во втором</text:span> либо выдает <text:span text:style-name="T22">логическое значение или</text:span> значение <text:span text:style-name="T16">с первого входа </text:span>на одном из двух выходов. <text:span text:style-name="T24">При этом второй выход не активируется вообще и подключенные к нему блоки не выполняются.</text:span><text:line-break/>В настройках указывается операция сравнения (<text:span text:style-name="T8">больше, меньше, равно, больше либо равно, меньше либо равно, "проверка расстояния"</text:span>) <text:span text:style-name="T18">и "номер координаты" первого значения, которую нужно сравнивать (если значение многомерное)</text:span>. <text:span text:style-name="T18">Второе значение всегда одномерное.</text:span> <text:span text:style-name="T17">В режиме "проверка расстояния" дополнительно задается максимальная разница по модулю между входными значениями, до которой выдается true на выходе.</text:span></text:p>
                </text:list-item>
                <text:list-item>
                  <text:p text:style-name="P25"><text:span text:style-name="T12">Блок передачи значения по условию</text:span>. Имеет два входа, на первый передается значение любого типа, на второй логическое значение. Если логические значение — true, передает значение с первого входа на выход.</text:p>
                </text:list-item>
                <text:list-item>
                  <text:p text:style-name="P26">Логические блоки. Для операций с логическими значениями. Принимают на вход одно или два логических значения, выдают одно логическое значение.</text:p>
                  <text:list>
                    <text:list-item>
                      <text:p text:style-name="P26"><text:soft-page-break/>Блок "AND".</text:p>
                    </text:list-item>
                    <text:list-item>
                      <text:p text:style-name="P26">Блок "OR".</text:p>
                    </text:list-item>
                    <text:list-item>
                      <text:p text:style-name="P26">Блок "NOT".</text:p>
                    </text:list-item>
                    <text:list-item>
                      <text:p text:style-name="P26">Блок "XOR".</text:p>
                    </text:list-item>
                    <text:list-item>
                      <text:p text:style-name="P26">Блок "AND-NOT"</text:p>
                    </text:list-item>
                    <text:list-item>
                      <text:p text:style-name="P26">Блок "OR-NOT"</text:p>
                    </text:list-item>
                  </text:list>
                </text:list-item>
                <text:list-item>
                  <text:p text:style-name="P27">Отладочный блок. Задается количество входов и строка. <text:span text:style-name="T21">Входные данные могут быть использованы </text:span>в строке<text:span text:style-name="T21">, для этого в тексте нужно использовать конструкции "${i}", где i — номер входа начиная с 0.</text:span></text:p>
                </text:list-item>
              </text:list>
            </text:list-item>
          </text:list>
        </text:list-item>
        <text:list-item>
          <text:p text:style-name="P28">Командные блоки</text:p>
          <text:list>
            <text:list-item>
              <text:p text:style-name="P28">Командный блок предназначен для выполнения команды на устройстве.</text:p>
            </text:list-item>
            <text:list-item>
              <text:p text:style-name="P28">У Командного блока может быть несколько входов, команда выполняется, когда будут доступны данные со всех входов.</text:p>
            </text:list-item>
            <text:list-item>
              <text:p text:style-name="P28">Для командного блока указывается идентификатор устройства, команда, которую надо выполнить и ее аргументы.</text:p>
            </text:list-item>
            <text:list-item>
              <text:p text:style-name="P28">Входные данные могут быть использованы как аргументы команды, <text:span text:style-name="T20">для этого в тексте аргумента нужно использовать конструкции "${i}", где i — номер входа начиная с 0.</text:span></text:p>
            </text:list-item>
          </text:list>
        </text:list-item>
      </text:list>
      <text:p text:style-name="P2"/>
      <text:p text:style-name="P2">TODO</text:p>
      <text:list xml:id="list3085583955" text:style-name="L3">
        <text:list-item>
          <text:p text:style-name="P13">Блоки для хранения неких состояний Программы, которые могут быть использованы в последующих срабатываниях.</text:p>
        </text:list-item>
        <text:list-item>
          <text:p text:style-name="P16">Срабатывание триггеров-таймеров по расписанию, как в Cron.</text:p>
        </text:list-item>
        <text:list-item>
          <text:p text:style-name="P23">Сторонние <text:span text:style-name="T19">блоки</text:span> для обработки <text:span text:style-name="T19">(плагины)</text:span>.</text:p>
        </text:list-item>
        <text:list-item>
          <text:p text:style-name="P29">Тип данных, источник и блоки обработки для глобального времени.</text:p>
        </text:list-item>
        <text:list-item>
          <text:p text:style-name="P29">? Добавить метку времени в типы данных</text:p>
        </text:list-item>
        <text:list-item>
          <text:p text:style-name="P30">Тип данных для матриц</text:p>
        </text:list-item>
        <text:list-item>
          <text:p text:style-name="P31">Подпрограммы в редактор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6.2.8.2$Linux_X86_64 LibreOffice_project/20$Build-2</meta:generator>
    <dc:date>2020-04-11T13:25:09.827816408</dc:date>
    <meta:editing-duration>PT23H28M49S</meta:editing-duration>
    <meta:editing-cycles>84</meta:editing-cycles>
    <dc:creator>Денис  Беспалов</dc:creator>
    <meta:document-statistic meta:table-count="0" meta:image-count="0" meta:object-count="0" meta:page-count="3" meta:paragraph-count="64" meta:word-count="981" meta:character-count="7404" meta:non-whitespace-character-count="6440"/>
  </office:meta>
</office:document-meta>
</file>